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083f1" officeooo:paragraph-rsid="0020797f"/>
    </style:style>
    <style:style style:name="P2" style:family="paragraph" style:parent-style-name="Standard">
      <style:paragraph-properties fo:line-height="150%" fo:text-align="justify" style:justify-single-word="false"/>
      <style:text-properties officeooo:rsid="000083f1" officeooo:paragraph-rsid="00226ac4"/>
    </style:style>
    <style:style style:name="P3" style:family="paragraph" style:parent-style-name="Standard">
      <style:paragraph-properties fo:line-height="150%" fo:text-align="justify" style:justify-single-word="false"/>
      <style:text-properties officeooo:paragraph-rsid="00484f1b"/>
    </style:style>
    <style:style style:name="P4" style:family="paragraph" style:parent-style-name="Standard">
      <style:paragraph-properties fo:line-height="150%" fo:text-align="justify" style:justify-single-word="false"/>
      <style:text-properties officeooo:paragraph-rsid="00712c16"/>
    </style:style>
    <style:style style:name="P5" style:family="paragraph" style:parent-style-name="Standard">
      <style:paragraph-properties fo:line-height="150%" fo:text-align="justify" style:justify-single-word="false"/>
      <style:text-properties officeooo:paragraph-rsid="00795690"/>
    </style:style>
    <style:style style:name="P6" style:family="paragraph" style:parent-style-name="Standard">
      <style:paragraph-properties fo:line-height="150%" fo:text-align="justify" style:justify-single-word="false"/>
      <style:text-properties officeooo:paragraph-rsid="00969ec8"/>
    </style:style>
    <style:style style:name="P7" style:family="paragraph" style:parent-style-name="Standard">
      <style:paragraph-properties fo:line-height="150%" fo:text-align="justify" style:justify-single-word="false"/>
      <style:text-properties officeooo:paragraph-rsid="00b13c53"/>
    </style:style>
    <style:style style:name="P8" style:family="paragraph" style:parent-style-name="Standard">
      <style:paragraph-properties fo:line-height="150%" fo:text-align="justify" style:justify-single-word="false"/>
      <style:text-properties officeooo:rsid="007202b8" officeooo:paragraph-rsid="007202b8"/>
    </style:style>
    <style:style style:name="P9" style:family="paragraph" style:parent-style-name="Standard">
      <style:paragraph-properties fo:line-height="150%" fo:text-align="justify" style:justify-single-word="false"/>
      <style:text-properties officeooo:rsid="00aa08a7" officeooo:paragraph-rsid="00aa08a7"/>
    </style:style>
    <style:style style:name="P10" style:family="paragraph" style:parent-style-name="Standard">
      <style:paragraph-properties fo:line-height="150%" fo:text-align="justify" style:justify-single-word="false"/>
      <style:text-properties officeooo:rsid="00ce2584" officeooo:paragraph-rsid="00ce2584"/>
    </style:style>
    <style:style style:name="P11" style:family="paragraph" style:parent-style-name="Standard">
      <style:paragraph-properties fo:line-height="150%" fo:text-align="justify" style:justify-single-word="false"/>
      <style:text-properties officeooo:rsid="008c31f6" officeooo:paragraph-rsid="00969ec8"/>
    </style:style>
    <style:style style:name="P12" style:family="paragraph" style:parent-style-name="Text_20_body">
      <style:paragraph-properties fo:line-height="150%" fo:text-align="justify" style:justify-single-word="false"/>
      <style:text-properties officeooo:rsid="00de384d" officeooo:paragraph-rsid="00e181e7"/>
    </style:style>
    <style:style style:name="P13" style:family="paragraph" style:parent-style-name="Text_20_body">
      <style:paragraph-properties fo:line-height="150%" fo:text-align="justify" style:justify-single-word="false"/>
      <style:text-properties officeooo:rsid="00e181e7" officeooo:paragraph-rsid="00e53336"/>
    </style:style>
    <style:style style:name="P14" style:family="paragraph" style:parent-style-name="Text_20_body">
      <style:paragraph-properties fo:line-height="150%" fo:text-align="justify" style:justify-single-word="false"/>
      <style:text-properties officeooo:rsid="00e5a475" officeooo:paragraph-rsid="00e76832"/>
    </style:style>
    <style:style style:name="P15" style:family="paragraph" style:parent-style-name="Text_20_body">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officeooo:paragraph-rsid="00df90a4"/>
    </style:style>
    <style:style style:name="P17" style:family="paragraph" style:parent-style-name="Heading">
      <style:paragraph-properties fo:line-height="150%" fo:text-align="justify" style:justify-single-word="false"/>
      <style:text-properties fo:font-weight="bold" style:font-weight-asian="bold" style:font-weight-complex="bold"/>
    </style:style>
    <style:style style:name="P18" style:family="paragraph" style:parent-style-name="Standard" style:list-style-name="L1">
      <style:paragraph-properties fo:line-height="150%" fo:text-align="justify" style:justify-single-word="false"/>
      <style:text-properties officeooo:rsid="00aa08a7" officeooo:paragraph-rsid="00aa08a7"/>
    </style:style>
    <style:style style:name="P19" style:family="paragraph" style:parent-style-name="Standard" style:list-style-name="L2">
      <style:paragraph-properties fo:line-height="150%" fo:text-align="justify" style:justify-single-word="false"/>
      <style:text-properties officeooo:rsid="00ce2584" officeooo:paragraph-rsid="00ce2584"/>
    </style:style>
    <style:style style:name="P20" style:family="paragraph" style:parent-style-name="Text_20_body" style:list-style-name="L3">
      <style:paragraph-properties fo:line-height="150%" fo:text-align="justify" style:justify-single-word="false"/>
      <style:text-properties officeooo:paragraph-rsid="00e181e7"/>
    </style:style>
    <style:style style:name="P21" style:family="paragraph" style:parent-style-name="Text_20_body" style:list-style-name="L3">
      <style:paragraph-properties fo:line-height="150%" fo:text-align="justify" style:justify-single-word="false"/>
      <style:text-properties officeooo:rsid="00e181e7" officeooo:paragraph-rsid="00e53336"/>
    </style:style>
    <style:style style:name="P22" style:family="paragraph" style:parent-style-name="Text_20_body" style:list-style-name="L3">
      <style:paragraph-properties fo:line-height="150%" fo:text-align="justify" style:justify-single-word="false"/>
      <style:text-properties officeooo:rsid="00e5a475" officeooo:paragraph-rsid="00e76832"/>
    </style:style>
    <style:style style:name="P23" style:family="paragraph" style:parent-style-name="Heading_20_2">
      <style:paragraph-properties fo:line-height="150%" fo:text-align="justify" style:justify-single-word="false"/>
    </style:style>
    <style:style style:name="P24" style:family="paragraph" style:parent-style-name="Heading_20_3">
      <style:paragraph-properties fo:line-height="150%"/>
    </style:style>
    <style:style style:name="P25" style:family="paragraph" style:parent-style-name="Heading_20_3">
      <style:paragraph-properties fo:line-height="150%" fo:text-align="justify" style:justify-single-word="false"/>
    </style:style>
    <style:style style:name="T1" style:family="text">
      <style:text-properties officeooo:rsid="00544725"/>
    </style:style>
    <style:style style:name="T2" style:family="text">
      <style:text-properties officeooo:rsid="005644ea"/>
    </style:style>
    <style:style style:name="T3" style:family="text">
      <style:text-properties officeooo:rsid="005742ae"/>
    </style:style>
    <style:style style:name="T4" style:family="text">
      <style:text-properties officeooo:rsid="005eda09"/>
    </style:style>
    <style:style style:name="T5" style:family="text">
      <style:text-properties officeooo:rsid="008a6a91"/>
    </style:style>
    <style:style style:name="T6" style:family="text">
      <style:text-properties officeooo:rsid="008c31f6"/>
    </style:style>
    <style:style style:name="T7" style:family="text">
      <style:text-properties fo:font-style="italic" style:font-style-asian="italic" style:font-style-complex="italic"/>
    </style:style>
    <style:style style:name="T8" style:family="text">
      <style:text-properties fo:font-style="italic" officeooo:rsid="008c31f6" style:font-style-asian="italic" style:font-style-complex="italic"/>
    </style:style>
    <style:style style:name="T9" style:family="text">
      <style:text-properties fo:font-style="italic" officeooo:rsid="00e181e7" style:font-style-asian="italic" style:font-style-complex="italic"/>
    </style:style>
    <style:style style:name="T10" style:family="text">
      <style:text-properties fo:font-style="italic" officeooo:rsid="00e839d7" style:font-style-asian="italic" style:font-style-complex="italic"/>
    </style:style>
    <style:style style:name="T11" style:family="text">
      <style:text-properties officeooo:rsid="00a0d69c"/>
    </style:style>
    <style:style style:name="T12" style:family="text">
      <style:text-properties officeooo:rsid="00aa08a7"/>
    </style:style>
    <style:style style:name="T13" style:family="text">
      <style:text-properties officeooo:rsid="00ac285c"/>
    </style:style>
    <style:style style:name="T14" style:family="text">
      <style:text-properties officeooo:rsid="00ce2584"/>
    </style:style>
    <style:style style:name="T15" style:family="text">
      <style:text-properties officeooo:rsid="00de384d"/>
    </style:style>
    <style:style style:name="T16" style:family="text">
      <style:text-properties officeooo:rsid="00e181e7"/>
    </style:style>
    <style:style style:name="T17" style:family="text">
      <style:text-properties officeooo:rsid="00e5cce7"/>
    </style:style>
    <style:style style:name="T18" style:family="text">
      <style:text-properties officeooo:rsid="00e839d7"/>
    </style:style>
    <style:style style:name="T19" style:family="text">
      <style:text-properties officeooo:rsid="00ee37c9"/>
    </style:style>
    <style:style style:name="T20" style:family="text">
      <style:text-properties officeooo:rsid="01033444"/>
    </style:style>
    <style:style style:name="T21" style:family="text">
      <style:text-properties officeooo:rsid="01036617"/>
    </style:style>
    <style:style style:name="T22" style:family="text">
      <style:text-properties officeooo:rsid="0111586d"/>
    </style:style>
    <style:style style:name="T23" style:family="text">
      <style:text-properties officeooo:rsid="0115d053"/>
    </style:style>
    <style:style style:name="T24" style:family="text">
      <style:text-properties officeooo:rsid="011af2bd"/>
    </style:style>
    <style:style style:name="T25" style:family="text">
      <style:text-properties officeooo:rsid="012d1c3d"/>
    </style:style>
    <style:style style:name="T26" style:family="text">
      <style:text-properties officeooo:rsid="01350d7d"/>
    </style:style>
    <style:style style:name="T27" style:family="text">
      <style:text-properties officeooo:rsid="014379bc"/>
    </style:style>
    <style:style style:name="T28" style:family="text">
      <style:text-properties officeooo:rsid="014a7b90"/>
    </style:style>
    <style:style style:name="T29" style:family="text">
      <style:text-properties officeooo:rsid="014e0c98"/>
    </style:style>
    <style:style style:name="T30" style:family="text">
      <style:text-properties officeooo:rsid="01514f8f"/>
    </style:style>
    <style:style style:name="T31" style:family="text">
      <style:text-properties officeooo:rsid="015311bd"/>
    </style:style>
    <style:style style:name="T32" style:family="text">
      <style:text-properties officeooo:rsid="01557147"/>
    </style:style>
    <style:style style:name="T33" style:family="text">
      <style:text-properties officeooo:rsid="0157f667"/>
    </style:style>
    <style:style style:name="T34" style:family="text">
      <style:text-properties officeooo:rsid="015eb3ca"/>
    </style:style>
    <style:style style:name="T35" style:family="text">
      <style:text-properties officeooo:rsid="016235bf"/>
    </style:style>
    <style:style style:name="T36" style:family="text">
      <style:text-properties officeooo:rsid="01632c04"/>
    </style:style>
    <style:style style:name="T37" style:family="text">
      <style:text-properties officeooo:rsid="0164e526"/>
    </style:style>
    <style:style style:name="T38" style:family="text">
      <style:text-properties officeooo:rsid="0166b379"/>
    </style:style>
    <style:style style:name="T39" style:family="text">
      <style:text-properties officeooo:rsid="016735f1"/>
    </style:style>
    <style:style style:name="T40" style:family="text">
      <style:text-properties officeooo:rsid="016e3bcd"/>
    </style:style>
    <style:style style:name="T41" style:family="text">
      <style:text-properties officeooo:rsid="0177f9a3"/>
    </style:style>
    <style:style style:name="T42" style:family="text">
      <style:text-properties officeooo:rsid="017ac0b7"/>
    </style:style>
    <style:style style:name="T43" style:family="text">
      <style:text-properties officeooo:rsid="018fa0f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Cartão Provisório </text:h>
      <text:h text:style-name="P24" text:outline-level="3">Visão</text:h>
      <text:p text:style-name="P1"><text:tab/>Como a utilização <text:span text:style-name="T20">da numeração do cartão</text:span> é indispensável para realização das transações eletrônicas via terminais de captura no sistema de Gestão de Frota Sysdata, faculta-se aos clientes, <text:span text:style-name="T25">gesttores</text:span> das frotas, o direto de solicitar junto à administradora, <text:span text:style-name="T21">lotes</text:span> de cartões provisórios, que deverão ser utilizados <text:span text:style-name="T26">como meio de pagamento provisório, </text:span>somente como contingência a impossibilidade do uso d<text:span text:style-name="T2">os</text:span> <text:span text:style-name="T1">plásticos originais </text:span>vinculados aos portadores <text:span text:style-name="T3">(veículos, equipamentos ou funcionários) por motivo de perda, roubo ou mesmo danificação dos mesmos.</text:span></text:p>
      <text:p text:style-name="P2"><text:tab/>Por <text:span text:style-name="T27">se tratar</text:span> de caráter contingencial, os cartões provisórios possuem uma tipificação que os difere dos cartões padrão. Estes últimos são criados vinculados a portadores específicos, <text:s/><text:span text:style-name="T4">inclusive o nome do portador encontra-se impresso no plástico,</text:span> e não podem ser desvinculados dos mesmos <text:span text:style-name="T28">para associação a terceiros</text:span>. <text:span text:style-name="T22">Por</text:span> outro lado, os cartões provisórios são criados sem vínculo <text:span text:style-name="T29">preliminar</text:span> a nenhum portador específico, podendo ser vinculados/desvinculados a diversos portadores no <text:span text:style-name="T30">decorrer</text:span> do tempo. <text:span text:style-name="T31">Sendo,</text:span> <text:span text:style-name="T23">contudo, não permitido</text:span> <text:span text:style-name="T32">que um </text:span>cartão provisório <text:span text:style-name="T33">esteja </text:span>vinculado a mais de um portador ao mesmo tempo. </text:p>
      <text:p text:style-name="P5"><text:tab/><text:span text:style-name="T24">O cartão provisório será habilitado para uso somente quando o mesmo for vinculado, por tempo determinado, pela própria administradora, ao um portador específico, sendo que este não pode possuir nenhum cartão padrão em utilização (ativ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5"><text:tab/><text:span text:style-name="T5">A administradora ainda pode realizar o desvínculo do cartão provisório de forma arbitrária sem que seja pelos eventos expostos anteriormente. <text:s/></text:span><text:tab/><text:tab/></text:p>
      <text:p text:style-name="P3"/>
      <text:p text:style-name="P3"/>
      <text:p text:style-name="P17"><text:soft-page-break/>Solicitação de Novos Cartões Provisórios</text:p>
      <text:p text:style-name="P6"><text:tab/><text:span text:style-name="T6">A solicitação de novos cartões provisórios será realizada em uma interface própria no sistema de Gestão de Frota, onde a administradora informará a quantidade desejada de cartões para </text:span><text:span text:style-name="T8">embossing</text:span><text:span text:style-name="T6"> (impressão) pela gráfica. </text:span></text:p>
      <text:p text:style-name="P11"><text:tab/>Os cartões provisórios, diferentemente dos cartões padrão, não terão impressos nos seus plásticos a identificação dos portadores, mas apenas uma descrição <text:span text:style-name="T43">indicando</text:span> que os mesmos são provisórios. </text:p>
      <text:p text:style-name="P4"/>
      <text:p text:style-name="P17">Vínculo/Ativação de Cartões Provisórios a Portadores</text:p>
      <text:p text:style-name="P7"><text:tab/><text:span text:style-name="T11">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4"/>
      <text:p text:style-name="P4"><text:tab/><text:span text:style-name="T12">As restrições para que esta operação seja realizada de forma satisfatória são as seguintes:</text:span></text:p>
      <text:list xml:id="list3504138684" text:style-name="L1">
        <text:list-item>
          <text:list>
            <text:list-item>
              <text:list>
                <text:list-item>
                  <text:p text:style-name="P18">Cartão provisório precisa estar desvinculado <text:span text:style-name="T41">de qualquer portador</text:span>;</text:p>
                </text:list-item>
                <text:list-item>
                  <text:p text:style-name="P18">Portador não pode ter nenhum cartão padrão ativo ou mesmo cartão provisório <text:span text:style-name="T42">já </text:span>vinculado;</text:p>
                </text:list-item>
              </text:list>
            </text:list-item>
          </text:list>
        </text:list-item>
      </text:list>
      <text:p text:style-name="P9"/>
      <text:p text:style-name="P9"><text:tab/><text:span text:style-name="T13">No ato do vínculo, o cartão provisório é automaticamente ativado para uso do portador. Todas as transações a partir de então terão em seus históricos a indicação deste novo cartão. </text:span></text:p>
      <text:p text:style-name="P9"/>
      <text:p text:style-name="P17">Desvínculo/Bloqueio de Cartões Provisórios</text:p>
      <text:p text:style-name="P8"><text:tab/><text:span text:style-name="T14">O desvínculo dos cartões provisórios podem somente ocorrer nas seguintes situações:</text:span></text:p>
      <text:list xml:id="list1445983962" text:style-name="L2">
        <text:list-item>
          <text:list>
            <text:list-item>
              <text:list>
                <text:list-item>
                  <text:p text:style-name="P19"><text:span text:style-name="T36">Se uma n</text:span>ova via de cartão padrão <text:span text:style-name="T36">for </text:span>desbloqueada para uso do portador <text:span text:style-name="T35">que está de posse de um cartão provisório</text:span>;</text:p>
                </text:list-item>
                <text:list-item>
                  <text:p text:style-name="P19"><text:span text:style-name="T37">Se o l</text:span>imite de dias para utilização do cartão provisório <text:span text:style-name="T38">for</text:span> atingido;</text:p>
                </text:list-item>
                <text:list-item>
                  <text:p text:style-name="P19"><text:span text:style-name="T39">Se um usuário</text:span> da Administradora via interface de portador desvincula o cartão provisório de forma arbitrária;</text:p>
                </text:list-item>
              </text:list>
            </text:list-item>
          </text:list>
        </text:list-item>
      </text:list>
      <text:p text:style-name="P10"><text:tab/><text:span text:style-name="T40">Em caso de algum dos cenários anteriores ocorrer, todas as transações nas quais o referido cartão provisório for informado serão negadas. </text:span></text:p>
      <text:p text:style-name="P10"><text:soft-page-break/><text:tab/></text:p>
      <text:h text:style-name="P23" text:outline-level="2"><text:span text:style-name="T7">Reset</text:span> de Senha de Cartão</text:h>
      <text:h text:style-name="P25" text:outline-level="3">Solicitação <text:span text:style-name="T19">via Portal</text:span></text:h>
      <text:p text:style-name="P16"><text:tab/><text:span text:style-name="T15">A qualquer momento pode-se solicitar uma nova senha para um determinado cartão. Tal operação estará disponível no próprio portal de Gestão de Frota, onde um usuário de perfil Condutor terá acesso a opção de Reset de Senha, mesmo que o cartão não esteja diretamente vinculado ao mesmo, que é o caso de vinculação de cartão por máquina no cadastro da empresa cliente.</text:span></text:p>
      <text:p text:style-name="P12"><text:tab/>O procedimento de reset ocorre da seguinte forma: </text:p>
      <text:list xml:id="list3971398179" text:style-name="L3">
        <text:list-item>
          <text:p text:style-name="P20"><text:span text:style-name="T16">O usuário Condutor solicita o </text:span><text:span text:style-name="T9">reset</text:span><text:span text:style-name="T16"> da senha no portal indicando o e-mail definido no seu cadastro no ambiente da empresa cliente;</text:span></text:p>
        </text:list-item>
        <text:list-item>
          <text:p text:style-name="P21">O sistema envia uma notificação para o e-mail informado. Neste e-mail vai um link com chave de acesso, que expira em 24h, no qual o condutor precisa acessar. Ao clicar, o usuário será redirecionado a uma página onde estará informada a nova senha do cartão. </text:p>
        </text:list-item>
        <text:list-item>
          <text:p text:style-name="P22">O sistema também notifica o gestor da frota informando a operação de solicitação de reset realizada pelo condutor <text:span text:style-name="T17">com os dados relacionados (data/hora operação, condutor, IP, entre outros).</text:span></text:p>
          <text:p text:style-name="P22"/>
        </text:list-item>
      </text:list>
      <text:h text:style-name="P24" text:outline-level="3">Substituição de Condutor na Máquina</text:h>
      <text:p text:style-name="P14"><text:tab/><text:span text:style-name="T18">Além da própria solicitação realizada diretamente pelo condutor, o </text:span><text:span text:style-name="T10">reset</text:span><text:span text:style-name="T18"> da senha aplica-se também ao caso de substituição de condutor do veículo/equipamento, quando o modelo de vinculação de cartão for por máquina na empresa cliente. Para este caso, uma nova senha do cartão vinculado à máquina é gerada e imediatamente enviada ao e-mail do novo condutor vinculado, que fica de posse dessa senha enquanto a máquina estiver sob sua responsabilidade. <text:s text:c="2"/></text:span></text:p>
      <text:p text:style-name="P13"><text:s/></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1-07-22T11:36:07.036535932</dc:date>
    <meta:editing-duration>PT5H16M24S</meta:editing-duration>
    <meta:editing-cycles>223</meta:editing-cycles>
    <meta:generator>LibreOffice/6.0.7.3$Linux_X86_64 LibreOffice_project/00m0$Build-3</meta:generator>
    <meta:document-statistic meta:table-count="0" meta:image-count="0" meta:object-count="0" meta:page-count="3" meta:paragraph-count="33" meta:word-count="894" meta:character-count="5846" meta:non-whitespace-character-count="4955"/>
  </office:meta>
</office:document-meta>
</file>